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 svg:font-family="'Bitstream Charter'" style:font-adornments="Negrita" style:font-family-generic="roman" style:font-pitch="variable"/>
    <style:font-face style:name="DejaVu Serif" svg:font-family="'DejaVu Serif'" style:font-adornments="Negrit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justify" style:justify-single-word="false"/>
    </style:style>
    <style:style style:name="P5" style:family="paragraph" style:parent-style-name="Heading_20_2">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oftware Engineering – Missing in Action: A Personal Perspective</text:h>
      <text:p text:style-name="P1"/>
      <text:h text:style-name="P4" text:outline-level="1">David Parnas:</text:h>
      <text:p text:style-name="P2">David Parnas es un científico de la computación, pionero en la ingeniería de software. Se lo reconoce como el desarrollador del concepto de “ocultamiento de la información” <text:s/>en la programación modular, un importante elemento en la programación orientada a objetos.</text:p>
      <text:h text:style-name="P5" text:outline-level="2">Cuál es la visión del autor respecto de la ingeniería de software:</text:h>
      <text:p text:style-name="P2">El autor argumenta que el desarrollo de software como ingeniería aún no está establecido. Eso quiere decir que la ingeniería de software, según su visión y la de otros autores que también cita en el texto, no está definida como una disciplina.</text:p>
      <text:h text:style-name="P5" text:outline-level="2">En qué sustenta el autor su visión:</text:h>
      <text:p text:style-name="P2">Parnas comienza explicando cómo surgió la ingeniería de software y luego define a la ingeniería en general, explicando cuáles son sus características, independientemente de la especificación que tenga. Compara lo que sería el rol de un desarrollador de software con el de un ingeniero. A través de esto nos da a conocer cómo está formado el conjunto de conocimientos que poseen un ingeniero y un ingeniero de software.</text:p>
      <text:p text:style-name="P2">Para argumentar que la ingeniería de software no está establecida como una disciplina explica que las características de una ingeniería en el desarrollo de <text:s/>software no están a la vista, ya que la brecha entre la ciencia de la computación y la investigación con el desarrollo del software aún es grande. </text:p>
      <text:p text:style-name="P2">Suma a su argumentación citas de otros autores que coinciden con su visión y expresan diferentes razones para seguir sosteniendo tal teoría. Por ejemplo un debate en cuanto al rol de la matemática en el desarrollo de software, ya que la matemática tiene un papel importantísimo en la ingeniería en general.</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 svg:font-family="'Bitstream Charter'" style:font-adornments="Negrita" style:font-family-generic="roman" style:font-pitch="variable"/>
    <style:font-face style:name="DejaVu Serif" svg:font-family="'DejaVu Serif'" style:font-adornments="Negrit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Bitstream Charter"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erif" fo:font-size="11pt" fo:font-style="normal" fo:font-weight="bold" style:font-size-asian="14pt" style:font-style-asian="italic" style:font-weight-asian="normal" style:font-size-complex="14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na </meta:initial-creator>
    <meta:creation-date>2012-08-31T20:36:33</meta:creation-date>
    <dc:date>2012-09-02T15:28:43</dc:date>
    <dc:creator>Marina </dc:creator>
    <meta:editing-duration>PT03H16M40S</meta:editing-duration>
    <meta:editing-cycles>11</meta:editing-cycles>
    <meta:generator>OpenOffice.org/3.2$Linux OpenOffice.org_project/320m12$Build-9483</meta:generator>
    <meta:document-statistic meta:table-count="0" meta:image-count="0" meta:object-count="0" meta:page-count="1" meta:paragraph-count="9" meta:word-count="283" meta:character-count="1713"/>
  </office:meta>
</office:document-meta>
</file>